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ocumentTemplateResources" style:family="table">
      <style:table-properties style:width="6.925in" table:align="margins"/>
    </style:style>
    <style:style style:name="DocumentTemplateResources.A" style:family="table-column">
      <style:table-column-properties style:column-width="2.5382in" style:rel-column-width="24020*"/>
    </style:style>
    <style:style style:name="DocumentTemplateResources.B" style:family="table-column">
      <style:table-column-properties style:column-width="4.3868in" style:rel-column-width="41515*"/>
    </style:style>
    <style:style style:name="DocumentTemplateResources.A1" style:family="table-cell">
      <style:table-cell-properties fo:padding="0.0382in" fo:border-left="0.05pt solid #000000" fo:border-right="none" fo:border-top="0.05pt solid #000000" fo:border-bottom="0.05pt solid #000000"/>
    </style:style>
    <style:style style:name="DocumentTemplateResources.B1" style:family="table-cell">
      <style:table-cell-properties fo:padding="0.0382in" fo:border="0.05pt solid #000000"/>
    </style:style>
    <style:style style:name="DocumentTemplateResources.A2" style:family="table-cell">
      <style:table-cell-properties fo:padding="0.0382in" fo:border-left="0.05pt solid #000000" fo:border-right="none" fo:border-top="none" fo:border-bottom="0.05pt solid #000000"/>
    </style:style>
    <style:style style:name="DocumentTemplateResources.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4b49c" officeooo:paragraph-rsid="0014b49c"/>
    </style:style>
    <style:style style:name="P2" style:family="paragraph" style:parent-style-name="Text_20_body">
      <style:text-properties officeooo:rsid="001e1c57" officeooo:paragraph-rsid="001e1c57"/>
    </style:style>
    <style:style style:name="P3" style:family="paragraph" style:parent-style-name="Text_20_body">
      <style:text-properties fo:font-style="normal" officeooo:rsid="0014b49c" officeooo:paragraph-rsid="0014b49c" style:font-style-asian="normal" style:font-style-complex="normal"/>
    </style:style>
    <style:style style:name="P4" style:family="paragraph" style:parent-style-name="Text_20_body">
      <style:text-properties fo:font-style="normal" officeooo:rsid="00180456" officeooo:paragraph-rsid="00180456" style:font-style-asian="normal" style:font-style-complex="normal"/>
    </style:style>
    <style:style style:name="P5" style:family="paragraph" style:parent-style-name="Text_20_body">
      <style:text-properties fo:font-style="normal" officeooo:rsid="0035ad16" officeooo:paragraph-rsid="0035ad16" style:font-style-asian="normal" style:font-style-complex="normal"/>
    </style:style>
    <style:style style:name="P6" style:family="paragraph" style:parent-style-name="Title">
      <style:text-properties officeooo:rsid="0014b49c" officeooo:paragraph-rsid="0014b49c"/>
    </style:style>
    <style:style style:name="P7" style:family="paragraph" style:parent-style-name="Table_20_Contents">
      <style:text-properties officeooo:rsid="001d64bb" officeooo:paragraph-rsid="001d64bb"/>
    </style:style>
    <style:style style:name="P8" style:family="paragraph" style:parent-style-name="Table_20_Contents">
      <style:text-properties officeooo:rsid="001e1c57" officeooo:paragraph-rsid="001e1c57"/>
    </style:style>
    <style:style style:name="P9" style:family="paragraph" style:parent-style-name="Table_20_Contents">
      <style:text-properties officeooo:rsid="002154bd" officeooo:paragraph-rsid="002154bd"/>
    </style:style>
    <style:style style:name="P10" style:family="paragraph" style:parent-style-name="Table_20_Contents">
      <style:text-properties officeooo:rsid="002a64ea" officeooo:paragraph-rsid="002a64ea"/>
    </style:style>
    <style:style style:name="P11" style:family="paragraph" style:parent-style-name="Header">
      <style:text-properties fo:font-weight="bold" style:font-weight-asian="bold" style:font-weight-complex="bold"/>
    </style:style>
    <style:style style:name="P12" style:family="paragraph" style:parent-style-name="Preformatted_20_Text" style:list-style-name="L1">
      <style:text-properties fo:font-style="normal" style:font-style-asian="normal" style:font-style-complex="normal"/>
    </style:style>
    <style:style style:name="P13" style:family="paragraph" style:parent-style-name="Heading_20_1">
      <style:text-properties officeooo:rsid="0014b49c" officeooo:paragraph-rsid="0014b49c"/>
    </style:style>
    <style:style style:name="P14" style:family="paragraph" style:parent-style-name="Heading_20_1">
      <style:text-properties fo:font-style="normal" officeooo:rsid="0014b49c" officeooo:paragraph-rsid="0014b49c" style:font-style-asian="normal" style:font-style-complex="normal"/>
    </style:style>
    <style:style style:name="P15" style:family="paragraph" style:parent-style-name="Heading_20_1">
      <style:text-properties fo:font-style="normal" officeooo:rsid="0033f8d1" officeooo:paragraph-rsid="0033f8d1" style:font-style-asian="normal" style:font-style-complex="normal"/>
    </style:style>
    <style:style style:name="P16" style:family="paragraph" style:parent-style-name="Table_20_Contents">
      <style:text-properties officeooo:rsid="003d9673" officeooo:paragraph-rsid="003d9673"/>
    </style:style>
    <style:style style:name="P17" style:family="paragraph" style:parent-style-name="Table_20_Contents">
      <style:text-properties officeooo:rsid="003f4793" officeooo:paragraph-rsid="003f4793"/>
    </style:style>
    <style:style style:name="P18" style:family="paragraph" style:parent-style-name="Text_20_body" style:list-style-name="L1">
      <style:text-properties officeooo:paragraph-rsid="0014b49c"/>
    </style:style>
    <style:style style:name="P19" style:family="paragraph" style:parent-style-name="Text_20_body" style:list-style-name="L1">
      <style:text-properties officeooo:rsid="0014b49c" officeooo:paragraph-rsid="0014b49c"/>
    </style:style>
    <style:style style:name="P20" style:family="paragraph" style:parent-style-name="Text_20_body" style:list-style-name="L2">
      <style:text-properties officeooo:rsid="0014b49c" officeooo:paragraph-rsid="0014b49c"/>
    </style:style>
    <style:style style:name="P21" style:family="paragraph" style:parent-style-name="Text_20_body" style:list-style-name="L1">
      <style:text-properties fo:font-style="normal" officeooo:rsid="0014b49c" officeooo:paragraph-rsid="0014b49c" style:font-style-asian="normal" style:font-style-complex="normal"/>
    </style:style>
    <style:style style:name="P22" style:family="paragraph" style:parent-style-name="Text_20_body" style:list-style-name="L2">
      <style:text-properties fo:font-style="normal" officeooo:rsid="0014b49c" officeooo:paragraph-rsid="0014b49c" style:font-style-asian="normal" style:font-style-complex="normal"/>
    </style:style>
    <style:style style:name="P23" style:family="paragraph" style:parent-style-name="Text_20_body" style:list-style-name="L2">
      <style:text-properties officeooo:rsid="0032ac8b" officeooo:paragraph-rsid="0032ac8b"/>
    </style:style>
    <style:style style:name="P24" style:family="paragraph" style:parent-style-name="Text_20_body" style:list-style-name="L2">
      <style:text-properties officeooo:rsid="001f2a76" officeooo:paragraph-rsid="001f2a76"/>
    </style:style>
    <style:style style:name="P25" style:family="paragraph" style:parent-style-name="Text_20_body" style:list-style-name="L2">
      <style:text-properties officeooo:rsid="00180456" officeooo:paragraph-rsid="00180456"/>
    </style:style>
    <style:style style:name="T1" style:family="text">
      <style:text-properties officeooo:rsid="0014b49c"/>
    </style:style>
    <style:style style:name="T2" style:family="text">
      <style:text-properties fo:font-style="normal" style:font-style-asian="normal" style:font-style-complex="normal"/>
    </style:style>
    <style:style style:name="T3" style:family="text">
      <style:text-properties fo:font-style="normal" officeooo:rsid="0014b49c" style:font-style-asian="normal" style:font-style-complex="normal"/>
    </style:style>
    <style:style style:name="T4" style:family="text">
      <style:text-properties fo:font-style="normal" officeooo:rsid="00160d70" style:font-style-asian="normal" style:font-style-complex="normal"/>
    </style:style>
    <style:style style:name="T5" style:family="text">
      <style:text-properties fo:font-style="normal" officeooo:rsid="001c3882" style:font-style-asian="normal" style:font-style-complex="normal"/>
    </style:style>
    <style:style style:name="T6" style:family="text">
      <style:text-properties fo:font-style="normal" officeooo:rsid="001d64bb" style:font-style-asian="normal" style:font-style-complex="normal"/>
    </style:style>
    <style:style style:name="T7" style:family="text">
      <style:text-properties fo:font-style="normal" officeooo:rsid="001f6efc" style:font-style-asian="normal" style:font-style-complex="normal"/>
    </style:style>
    <style:style style:name="T8" style:family="text">
      <style:text-properties fo:font-style="normal" officeooo:rsid="003a63c5" style:font-style-asian="normal" style:font-style-complex="normal"/>
    </style:style>
    <style:style style:name="T9" style:family="text">
      <style:text-properties officeooo:rsid="00160d70"/>
    </style:style>
    <style:style style:name="T10" style:family="text">
      <style:text-properties officeooo:rsid="001e1c57"/>
    </style:style>
    <style:style style:name="T11" style:family="text">
      <style:text-properties officeooo:rsid="0020f359"/>
    </style:style>
    <style:style style:name="T12" style:family="text">
      <style:text-properties officeooo:rsid="002154bd"/>
    </style:style>
    <style:style style:name="T13" style:family="text">
      <style:text-properties officeooo:rsid="00230ab1"/>
    </style:style>
    <style:style style:name="T14" style:family="text">
      <style:text-properties officeooo:rsid="002c3201"/>
    </style:style>
    <style:style style:name="T15" style:family="text">
      <style:text-properties officeooo:rsid="0039fd2d"/>
    </style:style>
    <style:style style:name="T16" style:family="text">
      <style:text-properties officeooo:rsid="003f47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inmeterStudio Plug-<text:span text:style-name="T9">i</text:span>n Documentation</text:p>
      <text:p text:style-name="P1"/>
      <text:h text:style-name="P13" text:outline-level="1">Getting started</text:h>
      <text:p text:style-name="P1">To create a <text:span text:style-name="Emphasis">RainmeterStudio</text:span> plug-in, you only need to have Microsoft Visual Studio 2013 installed. </text:p>
      <text:p text:style-name="P1">Here are the steps:</text:p>
      <text:list xml:id="list4355019209983767159" text:style-name="L1">
        <text:list-item>
          <text:p text:style-name="P19">Create a new class library project</text:p>
        </text:list-item>
        <text:list-item>
          <text:p text:style-name="P18"><text:span text:style-name="T1">Add a reference to the </text:span><text:span text:style-name="Emphasis"><text:span text:style-name="T1">RainmeterStudio.Core</text:span></text:span><text:span text:style-name="T3"> project.</text:span></text:p>
        </text:list-item>
        <text:list-item>
          <text:p text:style-name="P21">Edit AssemblyInfo.cs, and add the following attribute: </text:p>
          <text:list>
            <text:list-header>
              <text:p text:style-name="P12">[assembly: RainmeterStudioPlugin] </text:p>
            </text:list-header>
          </text:list>
        </text:list-item>
      </text:list>
      <text:p text:style-name="P3"/>
      <text:p text:style-name="P1"><text:span text:style-name="T2">For the classes that need to be registered, add the </text:span><text:span text:style-name="Source_20_Text"><text:span text:style-name="T2">[PluginExport]</text:span></text:span><text:span text:style-name="T2"> attribute. The classes that need this attribute are marked as such in this document. Another requirement for these classes is that they support a default constructor.</text:span></text:p>
      <text:h text:style-name="P14" text:outline-level="1">Resources</text:h>
      <text:p text:style-name="P1"><text:span text:style-name="Emphasis">RainmeterStudio</text:span><text:span text:style-name="T2"> manages localized resources using <text:s/></text:span><text:span text:style-name="Source_20_Text"><text:span text:style-name="T2">resx</text:span></text:span><text:span text:style-name="T2"> files. To export resources, all you need to do is </text:span><text:span text:style-name="T5">set </text:span><text:span text:style-name="T2">the resource file </text:span><text:span text:style-name="T5">access modifier</text:span><text:span text:style-name="T2"> </text:span><text:span text:style-name="T5">to </text:span><text:span text:style-name="Source_20_Text"><text:span text:style-name="T2">public</text:span></text:span><text:span text:style-name="T2">.</text:span></text:p>
      <text:h text:style-name="P14" text:outline-level="1">Document templates</text:h>
      <text:p text:style-name="P2"><text:span text:style-name="T2">Document templates are displayed in the </text:span><text:span text:style-name="Emphasis">New item</text:span><text:span text:style-name="T2"> dialog.</text:span></text:p>
      <text:p text:style-name="P3">To create a document template:</text:p>
      <text:list xml:id="list2109247533085938332" text:style-name="L2">
        <text:list-item>
          <text:p text:style-name="P20"><text:span text:style-name="T2">Create a new class that inherits the </text:span><text:span text:style-name="Source_20_Text"><text:span text:style-name="T2">RainmeterStudio.Core.Documents.DocumentTemplate</text:span></text:span><text:span text:style-name="T2"> abstract class.</text:span></text:p>
        </text:list-item>
        <text:list-item>
          <text:p text:style-name="P23"><text:span text:style-name="T2">Add the </text:span><text:span text:style-name="Source_20_Text"><text:span text:style-name="T2">[PluginExport]</text:span></text:span><text:span text:style-name="T2"> attribute</text:span></text:p>
        </text:list-item>
        <text:list-item>
          <text:p text:style-name="P22">In the constructor of your class, call the base constructor, specifying the name of the template, and the default file extension. The name is used only as an identifier, and will not be visible to users.</text:p>
        </text:list-item>
        <text:list-item>
          <text:p text:style-name="P20"><text:span text:style-name="T2">Override the </text:span><text:span text:style-name="Source_20_Text"><text:span text:style-name="T2">CreateDocument()</text:span></text:span><text:span text:style-name="T2"> abstract method. </text:span><text:span text:style-name="T4">You can</text:span><text:span text:style-name="T2"> use existing document types by referencing the </text:span><text:span text:style-name="Emphasis">TextEditor</text:span><text:span text:style-name="T2"> plug-in (for a text document</text:span><text:span text:style-name="T4">) or the </text:span><text:span text:style-name="Emphasis"><text:span text:style-name="T9">SkinDesigner</text:span></text:span><text:span text:style-name="T4"> plug-in (for a skin document). To use a custom document type, you will also need to provide an editor, and storage.</text:span></text:p>
        </text:list-item>
        <text:list-item>
          <text:p text:style-name="P24"><text:span text:style-name="T2">(Optional) </text:span><text:span text:style-name="T4">O</text:span><text:span text:style-name="T2">verride the </text:span><text:span text:style-name="Source_20_Text"><text:span text:style-name="T2">Properties</text:span></text:span><text:span text:style-name="T2"> getter. The application will display an additional dialog asking the user to input the </text:span><text:span text:style-name="T7">fields provided by this getter</text:span><text:span text:style-name="T2">.</text:span></text:p>
        </text:list-item>
        <text:list-item>
          <text:p text:style-name="P25"><text:span text:style-name="T4">P</text:span><text:span text:style-name="T2">rovide </text:span><text:span text:style-name="T8">image</text:span><text:span text:style-name="T2"> and string resources, according to the following table </text:span><text:span text:style-name="T6">(replace </text:span><text:span text:style-name="Emphasis"><text:span text:style-name="T11">NAME</text:span></text:span><text:span text:style-name="T6"> with the actual name of the template)</text:span><text:span text:style-name="T2">:</text:span></text:p>
        </text:list-item>
      </text:list>
      <table:table table:name="DocumentTemplateResources" table:style-name="DocumentTemplateResources">
        <table:table-column table:style-name="DocumentTemplateResources.A"/>
        <table:table-column table:style-name="DocumentTemplateResources.B"/>
        <table:table-row>
          <table:table-cell table:style-name="DocumentTemplateResources.A1" office:value-type="string">
            <text:p text:style-name="P11">Resource name</text:p>
          </table:table-cell>
          <table:table-cell table:style-name="DocumentTemplateResources.B1" office:value-type="string">
            <text:p text:style-name="P11">Description</text:p>
          </table:table-cell>
        </table:table-row>
        <text:soft-page-break/>
        <table:table-row>
          <table:table-cell table:style-name="DocumentTemplateResources.A2" office:value-type="string">
            <text:p text:style-name="P7">Template_<text:span text:style-name="T11">NAME</text:span>_<text:span text:style-name="T10">DisplayText</text:span></text:p>
          </table:table-cell>
          <table:table-cell table:style-name="DocumentTemplateResources.B2" office:value-type="string">
            <text:p text:style-name="P8">The display name of the document template.</text:p>
          </table:table-cell>
        </table:table-row>
        <table:table-row>
          <table:table-cell table:style-name="DocumentTemplateResources.A2" office:value-type="string">
            <text:p text:style-name="P7">Template_<text:span text:style-name="T11">NAME</text:span>_<text:span text:style-name="T11">Description</text:span></text:p>
          </table:table-cell>
          <table:table-cell table:style-name="DocumentTemplateResources.B2" office:value-type="string">
            <text:p text:style-name="P8"><text:span text:style-name="T11">A brief description </text:span>of the document template.</text:p>
          </table:table-cell>
        </table:table-row>
        <table:table-row>
          <table:table-cell table:style-name="DocumentTemplateResources.A2" office:value-type="string">
            <text:p text:style-name="P7">Template_<text:span text:style-name="T11">NAME</text:span>_<text:span text:style-name="T12">Icon</text:span></text:p>
          </table:table-cell>
          <table:table-cell table:style-name="DocumentTemplateResources.B2" office:value-type="string">
            <text:p text:style-name="P9"><text:span text:style-name="T15">A</text:span> <text:span text:style-name="T13">32×32</text:span>px <text:span text:style-name="T15">image</text:span>.</text:p>
          </table:table-cell>
        </table:table-row>
        <table:table-row>
          <table:table-cell table:style-name="DocumentTemplateResources.A2" office:value-type="string">
            <text:p text:style-name="P16">ProjectItem_EXTENSION_Icon</text:p>
          </table:table-cell>
          <table:table-cell table:style-name="DocumentTemplateResources.B2" office:value-type="string">
            <text:p text:style-name="P16">(Optional) A 16x16px image for the icon that will be displayed in the project tree.</text:p>
          </table:table-cell>
        </table:table-row>
      </table:table>
      <text:p text:style-name="P4"/>
      <text:h text:style-name="P15" text:outline-level="1">Document editors</text:h>
      <text:p text:style-name="P5">TOD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1:00:07.242000000</meta:creation-date>
    <dc:date>2014-08-15T15:20:32.171000000</dc:date>
    <meta:editing-duration>PT1H27M12S</meta:editing-duration>
    <meta:editing-cycles>38</meta:editing-cycles>
    <meta:generator>LibreOffice/4.3.0.4$Windows_x86 LibreOffice_project/62ad5818884a2fc2e5780dd45466868d41009ec0</meta:generator>
    <meta:document-statistic meta:table-count="1" meta:image-count="0" meta:object-count="0" meta:page-count="2" meta:paragraph-count="32" meta:word-count="315" meta:character-count="2078" meta:non-whitespace-character-count="1804"/>
  </office:meta>
</office:document-meta>
</file>